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 tableooo:tab-color="#33ff99"/>
    </style:style>
    <style:style style:name="ta3" style:family="table" style:master-page-name="Default">
      <style:table-properties table:display="true" style:writing-mode="lr-tb" tableooo:tab-color="#ffff99"/>
    </style:style>
    <style:style style:name="ta4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solid" svg:stroke-width="2.89pt" svg:stroke-color="#579d1c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iends_in_mem_and_db_tri" table:style-name="ta1">
        <table:shapes>
          <draw:frame draw:z-index="0" draw:style-name="gr1" draw:text-style-name="P1" svg:width="453.51pt" svg:height="255.09pt" svg:x="323.21pt" svg:y="15.56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453.51pt" svg:height="255.09pt" svg:x="324pt" svg:y="290.52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453.51pt" svg:height="255.09pt" svg:x="798.38pt" svg:y="15.34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453.51pt" svg:height="255.09pt" svg:x="798.41pt" svg:y="289.13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2" draw:text-style-name="P1" svg:width="453.51pt" svg:height="255.09pt" svg:x="331.63pt" svg:y="573.39pt">
            <loext:p draw:notify-on-update-of-ranges="friends_in_mem_and_db_tri.B3:friends_in_mem_and_db_tri.B16 friends_in_mem_and_db_tri.C2:friends_in_mem_and_db_tri.C2 friends_in_mem_and_db_tri.C3:friends_in_mem_and_db_tri.C1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480475" calcext:value-type="float">
            <text:p>0.0003480475</text:p>
          </table:table-cell>
          <table:table-cell table:formula="of:=[.E3]/60" office:value-type="float" office:value="0.02088285" calcext:value-type="float">
            <text:p>0.02088285</text:p>
          </table:table-cell>
          <table:table-cell office:value-type="float" office:value="1.252971" calcext:value-type="float">
            <text:p>1.252971</text:p>
          </table:table-cell>
          <table:table-cell table:style-name="ce1" office:value-type="float" office:value="1.123453" calcext:value-type="float">
            <text:p>1.12345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  <table:table-cell table:style-name="ce1" office:value-type="float" office:value="1.123453" calcext:value-type="float">
            <text:p>1.12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626432777777778" calcext:value-type="float">
            <text:p>0.0006264328</text:p>
          </table:table-cell>
          <table:table-cell table:formula="of:=[.E4]/60" office:value-type="float" office:value="0.0375859666666667" calcext:value-type="float">
            <text:p>0.0375859667</text:p>
          </table:table-cell>
          <table:table-cell office:value-type="float" office:value="2.255158" calcext:value-type="float">
            <text:p>2.255158</text:p>
          </table:table-cell>
          <table:table-cell table:style-name="ce1" office:value-type="float" office:value="1.451898" calcext:value-type="float">
            <text:p>1.451898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  <table:table-cell table:style-name="ce1" office:value-type="float" office:value="1.451898" calcext:value-type="float">
            <text:p>1.451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21728916666667" calcext:value-type="float">
            <text:p>0.0022172892</text:p>
          </table:table-cell>
          <table:table-cell table:formula="of:=[.E5]/60" office:value-type="float" office:value="0.13303735" calcext:value-type="float">
            <text:p>0.13303735</text:p>
          </table:table-cell>
          <table:table-cell office:value-type="float" office:value="7.982241" calcext:value-type="float">
            <text:p>7.982241</text:p>
          </table:table-cell>
          <table:table-cell table:style-name="ce1" office:value-type="float" office:value="3.553235" calcext:value-type="float">
            <text:p>3.553235</text:p>
          </table:table-cell>
          <table:table-cell table:number-columns-repeated="14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  <table:table-cell table:style-name="ce1" office:value-type="float" office:value="3.553235" calcext:value-type="float">
            <text:p>3.5532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53910666666667" calcext:value-type="float">
            <text:p>0.0035391067</text:p>
          </table:table-cell>
          <table:table-cell table:formula="of:=[.E6]/60" office:value-type="float" office:value="0.2123464" calcext:value-type="float">
            <text:p>0.2123464</text:p>
          </table:table-cell>
          <table:table-cell office:value-type="float" office:value="12.740784" calcext:value-type="float">
            <text:p>12.740784</text:p>
          </table:table-cell>
          <table:table-cell table:style-name="ce1" office:value-type="float" office:value="6.970793" calcext:value-type="float">
            <text:p>6.970793</text:p>
          </table:table-cell>
          <table:table-cell table:number-columns-repeated="14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  <table:table-cell table:style-name="ce1" office:value-type="float" office:value="6.970793" calcext:value-type="float">
            <text:p>6.9707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38995166666667" calcext:value-type="float">
            <text:p>0.0073899517</text:p>
          </table:table-cell>
          <table:table-cell table:formula="of:=[.E7]/60" office:value-type="float" office:value="0.4433971" calcext:value-type="float">
            <text:p>0.4433971</text:p>
          </table:table-cell>
          <table:table-cell office:value-type="float" office:value="26.603826" calcext:value-type="float">
            <text:p>26.603826</text:p>
          </table:table-cell>
          <table:table-cell table:style-name="ce1" office:value-type="float" office:value="16.575899" calcext:value-type="float">
            <text:p>16.575899</text:p>
          </table:table-cell>
          <table:table-cell table:number-columns-repeated="14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style-name="ce1" office:value-type="float" office:value="16.575899" calcext:value-type="float">
            <text:p>16.575899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170951438888889" calcext:value-type="float">
            <text:p>0.0170951439</text:p>
          </table:table-cell>
          <table:table-cell table:formula="of:=[.E8]/60" office:value-type="float" office:value="1.02570863333333" calcext:value-type="float">
            <text:p>1.0257086333</text:p>
          </table:table-cell>
          <table:table-cell office:value-type="float" office:value="61.542518" calcext:value-type="float">
            <text:p>61.542518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/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47745845" calcext:value-type="float">
            <text:p>0.047745845</text:p>
          </table:table-cell>
          <table:table-cell table:formula="of:=[.E9]/60" office:value-type="float" office:value="2.8647507" calcext:value-type="float">
            <text:p>2.8647507</text:p>
          </table:table-cell>
          <table:table-cell office:value-type="float" office:value="171.885042" calcext:value-type="float">
            <text:p>171.885042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/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141515565555556" calcext:value-type="float">
            <text:p>0.1415155656</text:p>
          </table:table-cell>
          <table:table-cell table:formula="of:=[.E10]/60" office:value-type="float" office:value="8.49093393333333" calcext:value-type="float">
            <text:p>8.4909339333</text:p>
          </table:table-cell>
          <table:table-cell office:value-type="float" office:value="509.456036" calcext:value-type="float">
            <text:p>509.456036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/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18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18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4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4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4"/>
        </table:table-row>
      </table:table>
      <table:table table:name="friends_in_mem_and_db_high" table:style-name="ta1">
        <table:shapes>
          <draw:frame draw:z-index="0" draw:style-name="gr3" draw:text-style-name="P1" svg:width="446.46pt" svg:height="255.03pt" svg:x="331.14pt" svg:y="288.48pt">
            <loext:p draw:notify-on-update-of-ranges="friends_in_mem_and_db_high.B3:friends_in_mem_and_db_high.B16 friends_in_mem_and_db_high.B3:friends_in_mem_and_db_high.B16 friends_in_mem_and_db_high.C2:friends_in_mem_and_db_high.C2 friends_in_mem_and_db_high.C3:friends_in_mem_and_db_high.C1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3" draw:text-style-name="P1" svg:width="446.46pt" svg:height="255.03pt" svg:x="330.63pt" svg:y="14.8pt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3" draw:text-style-name="P1" svg:width="446.46pt" svg:height="255.03pt" svg:x="798.94pt" svg:y="15.31pt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and_db_high.B3:friends_in_mem_and_db_high.B16 friends_in_mem_and_db_high.B3:friends_in_mem_and_db_high.B16 friends_in_mem_and_db_high.C2:friends_in_mem_and_db_high.C2 friends_in_mem_and_db_high.C3:friends_in_mem_and_db_high.C1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number-columns-repeated="18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number-columns-repeated="18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and_db_low" table:style-name="ta1">
        <table:shapes>
          <draw:frame draw:z-index="0" draw:style-name="gr3" draw:text-style-name="P1" svg:width="446.46pt" svg:height="255.03pt" svg:x="331.14pt" svg:y="288.48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30715555555556" calcext:value-type="float">
            <text:p>0.0003307156</text:p>
          </table:table-cell>
          <table:table-cell table:formula="of:=[.E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8464722222222" calcext:value-type="float">
            <text:p>0.0004984647</text:p>
          </table:table-cell>
          <table:table-cell table:formula="of:=[.E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4613083333333" calcext:value-type="float">
            <text:p>0.0016461308</text:p>
          </table:table-cell>
          <table:table-cell table:formula="of:=[.E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25442694444444" calcext:value-type="float">
            <text:p>0.0032544269</text:p>
          </table:table-cell>
          <table:table-cell table:formula="of:=[.E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2" table:style-name="ta2">
        <table:shapes>
          <draw:frame draw:z-index="0" draw:style-name="gr3" draw:text-style-name="P1" svg:width="446.46pt" svg:height="255.03pt" svg:x="331.14pt" svg:y="288.48pt">
            <loext:p draw:notify-on-update-of-ranges="friends_in_mem_2.B3:friends_in_mem_2.B16 friends_in_mem_2.B3:friends_in_mem_2.B16 friends_in_mem_2.C2:friends_in_mem_2.C2 friends_in_mem_2.C3:friends_in_mem_2.C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_2.B3:friends_in_mem_2.B16 friends_in_mem_2.B3:friends_in_mem_2.B16 friends_in_mem_2.C2:friends_in_mem_2.C2 friends_in_mem_2.C3:friends_in_mem_2.C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_2.B3:friends_in_mem_2.B16 friends_in_mem_2.B3:friends_in_mem_2.B16 friends_in_mem_2.C2:friends_in_mem_2.C2 friends_in_mem_2.C3:friends_in_mem_2.C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2.B3:friends_in_mem_2.B16 friends_in_mem_2.B3:friends_in_mem_2.B16 friends_in_mem_2.C2:friends_in_mem_2.C2 friends_in_mem_2.C3:friends_in_mem_2.C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25433611111111" calcext:value-type="float">
            <text:p>0.0003254336</text:p>
          </table:table-cell>
          <table:table-cell table:formula="of:=[.E3]/60" office:value-type="float" office:value="0.0195260166666667" calcext:value-type="float">
            <text:p>0.0195260167</text:p>
          </table:table-cell>
          <table:table-cell office:value-type="float" office:value="1.171561" calcext:value-type="float">
            <text:p>1.171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0098055555556" calcext:value-type="float">
            <text:p>0.0004900981</text:p>
          </table:table-cell>
          <table:table-cell table:formula="of:=[.E4]/60" office:value-type="float" office:value="0.0294058833333333" calcext:value-type="float">
            <text:p>0.0294058833</text:p>
          </table:table-cell>
          <table:table-cell office:value-type="float" office:value="1.764353" calcext:value-type="float">
            <text:p>1.7643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272675" calcext:value-type="float">
            <text:p>0.0016272675</text:p>
          </table:table-cell>
          <table:table-cell table:formula="of:=[.E5]/60" office:value-type="float" office:value="0.09763605" calcext:value-type="float">
            <text:p>0.09763605</text:p>
          </table:table-cell>
          <table:table-cell office:value-type="float" office:value="5.858163" calcext:value-type="float">
            <text:p>5.8581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37641805555556" calcext:value-type="float">
            <text:p>0.0033764181</text:p>
          </table:table-cell>
          <table:table-cell table:formula="of:=[.E6]/60" office:value-type="float" office:value="0.202585083333333" calcext:value-type="float">
            <text:p>0.2025850833</text:p>
          </table:table-cell>
          <table:table-cell office:value-type="float" office:value="12.155105" calcext:value-type="float">
            <text:p>12.1551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5797055555556" calcext:value-type="float">
            <text:p>0.0075579706</text:p>
          </table:table-cell>
          <table:table-cell table:formula="of:=[.E7]/60" office:value-type="float" office:value="0.453478233333333" calcext:value-type="float">
            <text:p>0.4534782333</text:p>
          </table:table-cell>
          <table:table-cell office:value-type="float" office:value="27.208694" calcext:value-type="float">
            <text:p>27.208694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331455555556" calcext:value-type="float">
            <text:p>0.0213331456</text:p>
          </table:table-cell>
          <table:table-cell table:formula="of:=[.E8]/60" office:value-type="float" office:value="1.27998873333333" calcext:value-type="float">
            <text:p>1.2799887333</text:p>
          </table:table-cell>
          <table:table-cell office:value-type="float" office:value="76.799324" calcext:value-type="float">
            <text:p>76.79932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26009722222222" calcext:value-type="float">
            <text:p>0.0626009722</text:p>
          </table:table-cell>
          <table:table-cell table:formula="of:=[.E9]/60" office:value-type="float" office:value="3.75605833333333" calcext:value-type="float">
            <text:p>3.7560583333</text:p>
          </table:table-cell>
          <table:table-cell office:value-type="float" office:value="225.3635" calcext:value-type="float">
            <text:p>225.3635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9250848611111" calcext:value-type="float">
            <text:p>0.2092508486</text:p>
          </table:table-cell>
          <table:table-cell table:formula="of:=[.E10]/60" office:value-type="float" office:value="12.5550509166667" calcext:value-type="float">
            <text:p>12.5550509167</text:p>
          </table:table-cell>
          <table:table-cell office:value-type="float" office:value="753.303055" calcext:value-type="float">
            <text:p>753.30305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" table:style-name="ta3">
        <table:shapes>
          <draw:frame draw:z-index="0" draw:style-name="gr3" draw:text-style-name="P1" svg:width="446.46pt" svg:height="255.03pt" svg:x="331.14pt" svg:y="288.48pt">
            <loext:p draw:notify-on-update-of-ranges="friends_in_mem.B3:friends_in_mem.B16 friends_in_mem.B3:friends_in_mem.B16 friends_in_mem.C2:friends_in_mem.C2 friends_in_mem.C3:friends_in_mem.C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.B3:friends_in_mem.B16 friends_in_mem.B3:friends_in_mem.B16 friends_in_mem.C2:friends_in_mem.C2 friends_in_mem.C3:friends_in_mem.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.B3:friends_in_mem.B16 friends_in_mem.B3:friends_in_mem.B16 friends_in_mem.C2:friends_in_mem.C2 friends_in_mem.C3:friends_in_mem.C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.B3:friends_in_mem.B16 friends_in_mem.B3:friends_in_mem.B16 friends_in_mem.C2:friends_in_mem.C2 friends_in_mem.C3:friends_in_mem.C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12848055555556" calcext:value-type="float">
            <text:p>0.0003128481</text:p>
          </table:table-cell>
          <table:table-cell table:formula="of:=[.E3]/60" office:value-type="float" office:value="0.0187708833333333" calcext:value-type="float">
            <text:p>0.0187708833</text:p>
          </table:table-cell>
          <table:table-cell office:value-type="float" office:value="1.126253" calcext:value-type="float">
            <text:p>1.126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6278333333333" calcext:value-type="float">
            <text:p>0.0004962783</text:p>
          </table:table-cell>
          <table:table-cell table:formula="of:=[.E4]/60" office:value-type="float" office:value="0.0297767" calcext:value-type="float">
            <text:p>0.0297767</text:p>
          </table:table-cell>
          <table:table-cell office:value-type="float" office:value="1.786602" calcext:value-type="float">
            <text:p>1.7866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59184111111111" calcext:value-type="float">
            <text:p>0.0015918411</text:p>
          </table:table-cell>
          <table:table-cell table:formula="of:=[.E5]/60" office:value-type="float" office:value="0.0955104666666667" calcext:value-type="float">
            <text:p>0.0955104667</text:p>
          </table:table-cell>
          <table:table-cell office:value-type="float" office:value="5.730628" calcext:value-type="float">
            <text:p>5.7306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41891388888889" calcext:value-type="float">
            <text:p>0.0034189139</text:p>
          </table:table-cell>
          <table:table-cell table:formula="of:=[.E6]/60" office:value-type="float" office:value="0.205134833333333" calcext:value-type="float">
            <text:p>0.2051348333</text:p>
          </table:table-cell>
          <table:table-cell office:value-type="float" office:value="12.30809" calcext:value-type="float">
            <text:p>12.308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65810166666667" calcext:value-type="float">
            <text:p>0.0076581017</text:p>
          </table:table-cell>
          <table:table-cell table:formula="of:=[.E7]/60" office:value-type="float" office:value="0.4594861" calcext:value-type="float">
            <text:p>0.4594861</text:p>
          </table:table-cell>
          <table:table-cell office:value-type="float" office:value="27.569166" calcext:value-type="float">
            <text:p>27.569166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060638888889" calcext:value-type="float">
            <text:p>0.0213060639</text:p>
          </table:table-cell>
          <table:table-cell table:formula="of:=[.E8]/60" office:value-type="float" office:value="1.27836383333333" calcext:value-type="float">
            <text:p>1.2783638333</text:p>
          </table:table-cell>
          <table:table-cell office:value-type="float" office:value="76.70183" calcext:value-type="float">
            <text:p>76.70183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18392119444444" calcext:value-type="float">
            <text:p>0.0618392119</text:p>
          </table:table-cell>
          <table:table-cell table:formula="of:=[.E9]/60" office:value-type="float" office:value="3.71035271666667" calcext:value-type="float">
            <text:p>3.7103527167</text:p>
          </table:table-cell>
          <table:table-cell office:value-type="float" office:value="222.621163" calcext:value-type="float">
            <text:p>222.621163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5546030277778" calcext:value-type="float">
            <text:p>0.2055460303</text:p>
          </table:table-cell>
          <table:table-cell table:formula="of:=[.E10]/60" office:value-type="float" office:value="12.3327618166667" calcext:value-type="float">
            <text:p>12.3327618167</text:p>
          </table:table-cell>
          <table:table-cell office:value-type="float" office:value="739.965709" calcext:value-type="float">
            <text:p>739.965709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" table:style-name="ta4">
        <table:shapes>
          <draw:frame draw:z-index="0" draw:style-name="gr3" draw:text-style-name="P1" svg:width="446.46pt" svg:height="255.03pt" svg:x="331.14pt" svg:y="288.48pt">
            <loext:p draw:notify-on-update-of-ranges="friends.B3:friends.B16 friends.B3:friends.B16 friends.C2:friends.C2 friends.C3:friend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.B3:friends.B16 friends.B3:friends.B16 friends.C2:friends.C2 friends.C3:friends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.B3:friends.B16 friends.B3:friends.B16 friends.C2:friends.C2 friends.C3:friends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.B3:friends.B16 friends.B3:friends.B16 friends.C2:friends.C2 friends.C3:friends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225192777778" calcext:value-type="float">
            <text:p>0.1992251928</text:p>
          </table:table-cell>
          <table:table-cell table:formula="of:=[.E9]/60" office:value-type="float" office:value="11.9535115666667" calcext:value-type="float">
            <text:p>11.9535115667</text:p>
          </table:table-cell>
          <table:table-cell office:value-type="float" office:value="717.210694" calcext:value-type="float">
            <text:p>717.210694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729857540277778" calcext:value-type="float">
            <text:p>0.7298575403</text:p>
          </table:table-cell>
          <table:table-cell table:formula="of:=[.E10]/60" office:value-type="float" office:value="43.7914524166667" calcext:value-type="float">
            <text:p>43.7914524167</text:p>
          </table:table-cell>
          <table:table-cell office:value-type="float" office:value="2627.487145" calcext:value-type="float">
            <text:p>2627.48714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2:04:31.42015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9T13:23:26.781168015</dc:date>
    <meta:editing-duration>PT7H33M27S</meta:editing-duration>
    <meta:editing-cycles>23</meta:editing-cycles>
    <meta:generator>LibreOffice/5.1.4.2$Linux_X86_64 LibreOffice_project/10m0$Build-2</meta:generator>
    <meta:document-statistic meta:table-count="6" meta:cell-count="532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1.743cm" svg:y="2.324cm" svg:width="8.60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high.B3:friends_in_mem_and_db_high.C16 friends_in_mem_and_db_high.C2:friends_in_mem_and_db_high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high.B3:friends_in_mem_and_db_high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high.C3:friends_in_mem_and_db_high.C16" chart:label-cell-address="friends_in_mem_and_db_high.C2:friends_in_mem_and_db_high.C2" chart:class="chart:scatter">
            <chart:domain table:cell-range-address="friends_in_mem_and_db_high.B3:friends_in_mem_and_db_high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high.C2:friends_in_mem_and_db_high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NaN">
                <text:p>NaN</text:p>
                <draw:g>
                  <svg:desc>friends_in_mem_and_db_high.C3:friends_in_mem_and_db_high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local-table.$A$2:.$A$15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local-table.$C$2:.$C$15" chart:label-cell-address="local-table.$C$1" chart:class="chart:scatter">
            <chart:domain table:cell-range-address="local-table.$B$2:.$B$15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(hrs)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local-table.$A$2:.$A$15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local-table.$C$2:.$C$15" chart:label-cell-address="local-table.$C$1" chart:class="chart:scatter">
            <chart:domain table:cell-range-address="local-table.$B$2:.$B$15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(hrs)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high.B3:friends_in_mem_and_db_high.C16 friends_in_mem_and_db_high.C2:friends_in_mem_and_db_high.C2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high.B3:friends_in_mem_and_db_high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high.C3:friends_in_mem_and_db_high.C16" chart:label-cell-address="friends_in_mem_and_db_high.C2:friends_in_mem_and_db_high.C2" chart:class="chart:scatter">
            <chart:domain table:cell-range-address="friends_in_mem_and_db_high.B3:friends_in_mem_and_db_high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high.C2:friends_in_mem_and_db_high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NaN">
                <text:p>NaN</text:p>
                <draw:g>
                  <svg:desc>friends_in_mem_and_db_high.C3:friends_in_mem_and_db_high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3:friends_in_mem_and_db_low.C16 friends_in_mem_and_db_low.C2:friends_in_mem_and_db_low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2:friends_in_mem_and_db_low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2:friends_in_mem_and_db_low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2:friends_in_mem_and_db_low.C16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8300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6cm" svg:y="3.969cm" style:legend-expansion="high" chart:style-name="ch2"/>
        <chart:plot-area chart:style-name="ch3" table:cell-range-address="friends_in_mem_and_db_tri.B3:friends_in_mem_and_db_tri.C16 friends_in_mem_and_db_tri.C2:friends_in_mem_and_db_tri.C2" chart:data-source-has-labels="row" svg:x="0.32cm" svg:y="0.18cm" svg:width="11.32cm" svg:height="8.64cm">
          <chartooo:coordinate-region svg:x="0.761cm" svg:y="0.371cm" svg:width="10.212cm" svg:height="7.8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80475">
                <text:p>0.0003480475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000626432777777778">
                <text:p>0.000626432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0.00221728916666667">
                <text:p>0.0022172891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00353910666666667">
                <text:p>0.0035391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0.00738995166666667">
                <text:p>0.007389951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">
                <text:p>331</text:p>
              </table:table-cell>
              <table:table-cell office:value-type="float" office:value="0.0170951438888889">
                <text:p>0.017095143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3">
                <text:p>663</text:p>
              </table:table-cell>
              <table:table-cell office:value-type="float" office:value="0.047745845">
                <text:p>0.047745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7">
                <text:p>1327</text:p>
              </table:table-cell>
              <table:table-cell office:value-type="float" office:value="0.141515565555556">
                <text:p>0.14151556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7cm" svg:y="0.316cm" chart:style-name="ch2">
          <text:p>Time (and estimated) for up to ~8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2.612cm" svg:y="2.327cm" svg:width="9.028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80475">
                <text:p>0.0003480475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26432777777778">
                <text:p>0.000626432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1728916666667">
                <text:p>0.002217289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53910666666667">
                <text:p>0.003539106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38995166666667">
                <text:p>0.00738995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0951438888889">
                <text:p>0.01709514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745845">
                <text:p>0.047745845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41515565555556">
                <text:p>0.141515565555556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338cm" svg:y="0.316cm" chart:style-name="ch2">
          <text:p>Time (and estimated) for up to ~80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2.042cm" svg:y="2.327cm" svg:width="9.563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80475">
                <text:p>0.0003480475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26432777777778">
                <text:p>0.000626432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1728916666667">
                <text:p>0.002217289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53910666666667">
                <text:p>0.003539106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38995166666667">
                <text:p>0.00738995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0951438888889">
                <text:p>0.01709514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745845">
                <text:p>0.047745845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41515565555556">
                <text:p>0.141515565555556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467cm" svg:y="0.316cm" chart:style-name="ch2">
          <text:p>Time (and estimated) for up to ~8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2.232cm" svg:y="2.327cm" svg:width="9.408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80475">
                <text:p>0.0003480475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26432777777778">
                <text:p>0.000626432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1728916666667">
                <text:p>0.002217289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53910666666667">
                <text:p>0.003539106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38995166666667">
                <text:p>0.00738995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0951438888889">
                <text:p>0.01709514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745845">
                <text:p>0.047745845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41515565555556">
                <text:p>0.141515565555556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208cm" svg:y="0.316cm" chart:style-name="ch2">
          <text:p>Time (and estimated) for up to ~800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1.748cm" svg:y="2.327cm" svg:width="9.583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80475">
                <text:p>0.0003480475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26432777777778">
                <text:p>0.000626432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1728916666667">
                <text:p>0.002217289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53910666666667">
                <text:p>0.003539106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38995166666667">
                <text:p>0.00738995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0951438888889">
                <text:p>0.01709514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745845">
                <text:p>0.047745845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41515565555556">
                <text:p>0.141515565555556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123cm" svg:y="2.324cm" svg:width="8.303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